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svg:stroke-width="0.051cm" svg:stroke-color="#8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800000" draw:marker-start-width="0.276cm" draw:marker-end-width="0.276cm" draw:fill="solid" draw:fill-color="#ffff99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0000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fill="solid" draw:fill-color="#ff8080" draw:textarea-horizontal-align="left" draw:textarea-vertical-align="top" draw:auto-grow-height="false"/>
    </style:style>
    <style:style style:name="gr9" style:family="graphic" style:parent-style-name="standard">
      <style:graphic-properties draw:fill="solid" draw:fill-color="#00ffff" draw:textarea-horizontal-align="left" draw:textarea-vertical-align="top" draw:auto-grow-height="false" draw:shadow="hidden"/>
    </style:style>
    <style:style style:name="gr10" style:family="graphic">
      <style:graphic-properties draw:stroke="none" draw:fill="none" draw:fill-color="#00ffff" draw:textarea-horizontal-align="left" draw:textarea-vertical-align="top" draw:auto-grow-height="false" fo:min-height="8.595cm"/>
    </style:style>
    <style:style style:name="gr11" style:family="graphic" style:parent-style-name="standard">
      <style:graphic-properties draw:fill="solid" draw:fill-color="#00ff00" draw:textarea-horizontal-align="left" draw:textarea-vertical-align="top" draw:auto-grow-height="false"/>
    </style:style>
    <style:style style:name="gr12" style:family="graphic" style:parent-style-name="standard">
      <style:graphic-properties svg:stroke-color="#800000" draw:fill="solid" draw:fill-color="#ffff99" draw:textarea-horizontal-align="justify" draw:textarea-vertical-align="middle" draw:auto-grow-height="fals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outline1">
      <style:graphic-properties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subtitle">
      <style:graphic-properties draw:fill-color="#ffffff" fo:min-height="13.609cm"/>
    </style:style>
    <style:style style:name="P1" style:family="paragraph">
      <style:text-properties fo:font-family="FreeMono" style:font-family-generic="modern" style:font-pitch="fixed" fo:font-size="24pt" style:font-size-asian="24pt" style:font-size-complex="24pt"/>
    </style:style>
    <style:style style:name="P2" style:family="paragraph">
      <style:paragraph-properties>
        <style:tab-stops>
          <style:tab-stop style:position="23.543cm"/>
        </style:tab-stops>
      </style:paragraph-properties>
      <style:text-properties fo:font-family="FreeMono" style:font-family-generic="modern" style:font-pitch="fixed"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font-size="26pt" style:font-size-asian="18pt" style:font-size-complex="18pt"/>
    </style:style>
    <style:style style:name="P6" style:family="paragraph">
      <style:paragraph-properties fo:text-align="center"/>
      <style:text-properties fo:font-size="26pt" fo:font-weight="bold" style:font-size-asian="18pt" style:font-weight-asian="bold" style:font-size-complex="18pt" style:font-weight-complex="bold"/>
    </style:style>
    <style:style style:name="P7" style:family="paragraph">
      <style:paragraph-properties fo:text-align="center"/>
      <style:text-properties fo:font-size="26pt"/>
    </style:style>
    <style:style style:name="P8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family="FreeMono" style:font-family-generic="modern" style:font-pitch="fixed" fo:font-size="24pt" style:font-size-asian="24pt" style:font-size-complex="24pt"/>
    </style:style>
    <style:style style:name="T2" style:family="text">
      <style:text-properties fo:color="#000080" fo:font-family="FreeMono" style:font-family-generic="modern" style:font-pitch="fixed" fo:font-size="24pt" style:font-size-asian="24pt" style:font-size-complex="24pt"/>
    </style:style>
    <style:style style:name="T3" style:family="text">
      <style:text-properties fo:color="#000080" fo:font-family="FreeMono" style:font-family-generic="modern" style:font-pitch="fixed" fo:font-size="24pt" style:font-size-asian="24pt" style:font-size-complex="24pt"/>
    </style:style>
    <style:style style:name="T4" style:family="text">
      <style:text-properties fo:font-family="FreeMono" style:font-family-generic="modern" style:font-pitch="fixed" fo:font-size="24pt" fo:font-weight="bold" style:font-size-asian="24pt" style:font-weight-asian="bold" style:font-size-complex="24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 style:font-size-asian="26pt" style:font-weight-asian="bold" style:font-size-complex="26pt" style:font-weight-complex="bold"/>
    </style:style>
    <style:style style:name="T8" style:family="text">
      <style:text-properties style:text-position="super 58%" fo:font-weight="bold" style:font-size-asian="26pt" style:font-weight-asian="bold" style:font-size-complex="26pt" style:font-weight-complex="bold"/>
    </style:style>
    <style:style style:name="T9" style:family="text">
      <style:text-properties fo:font-weight="normal" style:font-size-asian="26pt" style:font-weight-asian="normal" style:font-size-complex="26pt" style:font-weight-complex="normal"/>
    </style:style>
    <style:style style:name="T10" style:family="text">
      <style:text-properties fo:font-size="44pt" fo:font-weight="bold" style:font-size-asian="44pt" style:font-weight-asian="bold" style:font-size-complex="44pt" style:font-weight-complex="bold"/>
    </style:style>
    <style:style style:name="T11" style:family="text">
      <style:text-properties fo:color="#008000" fo:font-size="28pt" fo:font-weight="bold" style:font-size-asian="28pt" style:font-weight-asian="bold" style:font-size-complex="28pt" style:font-weight-complex="bold"/>
    </style:style>
    <style:style style:name="T12" style:family="text">
      <style:text-properties fo:color="#ff0000"/>
    </style:style>
    <style:style style:name="T13" style:family="text">
      <style:text-properties fo:color="#ff0000" fo:font-weight="bold" style:font-weight-asian="bold" style:font-weight-complex="bold"/>
    </style:style>
    <style:style style:name="T14" style:family="text">
      <style:text-properties style:use-window-font-color="true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Outline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String-Embedded DSLs</text:p>
              </text:list-item>
              <text:list-item>
                <text:p>Abstract Strings</text:p>
                <text:list>
                  <text:list-item>
                    <text:p>Three levels of abstraction</text:p>
                  </text:list-item>
                </text:list>
              </text:list-item>
              <text:list-item>
                <text:p>Regular abstraction</text:p>
                <text:list>
                  <text:list-item>
                    <text:p>Lexical analysis</text:p>
                  </text:list-item>
                  <text:list-item>
                    <text:p>Syntactical Analysis</text:p>
                  </text:list-item>
                </text:list>
              </text:list-item>
              <text:list-item>
                <text:p>Context-Free Abstraction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SQL inside Java Strings</text:p>
          </draw:text-box>
        </draw:frame>
        <draw:frame draw:style-name="gr2" draw:text-style-name="P1" draw:layer="layout" svg:width="25.4cm" svg:height="12.109cm" svg:x="1.27cm" svg:y="5.08cm">
          <draw:text-box>
            <text:p text:style-name="P1"><text:span text:style-name="T1">String sql = </text:span><text:span text:style-name="T2">“SELECT name, age “</text:span><text:span text:style-name="T1"> +</text:span></text:p>
            <text:p text:style-name="P1"><text:span text:style-name="T1"><text:s text:c="13"/></text:span><text:span text:style-name="T2">”</text:span><text:span text:style-name="T3">FROM </text:span><text:span text:style-name="T2">tab LEFT JOIN tab1 “</text:span><text:span text:style-name="T1"> + </text:span></text:p>
            <text:p text:style-name="P1"><text:span text:style-name="T1"><text:s text:c="13"/></text:span><text:span text:style-name="T2">“</text:span><text:span text:style-name="T2">ON (tab.id = tab1.id) ”</text:span><text:span text:style-name="T1">;</text:span></text:p>
            <text:p text:style-name="P1"><text:span text:style-name="T4">if</text:span><text:span text:style-name="T1"> (isFiltering()) {</text:span></text:p>
            <text:p text:style-name="P1"><text:span text:style-name="T1"><text:tab/></text:span><text:span text:style-name="T1">sql += </text:span><text:span text:style-name="T2">“WHERE age &gt;= 18 “</text:span><text:span text:style-name="T1">;</text:span></text:p>
            <text:p text:style-name="P1"><text:span text:style-name="T1">} </text:span></text:p>
            <text:p text:style-name="P1"><text:span text:style-name="T1">sql += </text:span><text:span text:style-name="T2">“ORDER BY age “</text:span><text:span text:style-name="T1">;</text:span></text:p>
            <text:p text:style-name="P1"><text:span text:style-name="T4">if</text:span><text:span text:style-name="T1"> (isAscending()) {</text:span></text:p>
            <text:p text:style-name="P1"><text:span text:style-name="T1"><text:tab/></text:span><text:span text:style-name="T1">sql += </text:span><text:span text:style-name="T2">“ASC”</text:span><text:span text:style-name="T1">;</text:span></text:p>
            <text:p text:style-name="P1"><text:span text:style-name="T1">} </text:span><text:span text:style-name="T4">else</text:span><text:span text:style-name="T1"> {</text:span></text:p>
            <text:p text:style-name="P1"><text:span text:style-name="T1"><text:tab/></text:span><text:span text:style-name="T1">sql += </text:span><text:span text:style-name="T2">“DESC”</text:span><text:span text:style-name="T1">;</text:span></text:p>
            <text:p text:style-name="P2"><text:span text:style-name="T1">}</text:span></text:p>
            <text:p text:style-name="P1"><text:span text:style-name="T1">Connection connection = connect();</text:span></text:p>
            <text:p text:style-name="P1"><text:span text:style-name="T1">connection.prepareStatement(sql);</text:span></text:p>
          </draw:text-box>
        </draw:frame>
        <draw:g>
          <draw:custom-shape draw:style-name="gr3" draw:text-style-name="P3" draw:id="id2" draw:layer="layout" svg:width="1.5cm" svg:height="0.737cm" svg:x="15.766cm" svg:y="16.31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id="id1" draw:layer="layout" svg:width="4.445cm" svg:height="1.27cm" svg:x="17.145cm" svg:y="19.05cm">
            <text:p text:style-name="P3">Hotspot</text:p>
            <draw:enhanced-geometry svg:viewBox="0 0 21600 21600" draw:type="rectangle" draw:enhanced-path="M 0 0 L 21600 0 21600 21600 0 21600 0 0 Z N"/>
          </draw:custom-shape>
          <draw:connector draw:style-name="gr5" draw:text-style-name="P3" draw:layer="layout" draw:type="line" svg:x1="19.367cm" svg:y1="19.05cm" svg:x2="16.516cm" svg:y2="17.048cm" draw:start-shape="id1" draw:start-glue-point="0" draw:end-shape="id2" draw:end-glue-point="2" svg:d="m19367 19050-2851-2002">
            <text:p/>
          </draw:connector>
        </draw:g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Abstract Strings</text:p>
          </draw:text-box>
        </draw:frame>
        <draw:frame draw:style-name="gr2" draw:text-style-name="P1" draw:layer="layout" svg:width="25.4cm" svg:height="10.415cm" svg:x="1.27cm" svg:y="5.08cm">
          <draw:text-box>
            <text:p text:style-name="P1"><text:span text:style-name="T1">String sql = </text:span><text:span text:style-name="T2">“SELECT name, age “</text:span><text:span text:style-name="T1"> +</text:span></text:p>
            <text:p text:style-name="P1"><text:span text:style-name="T1"><text:s text:c="13"/></text:span><text:span text:style-name="T2">”</text:span><text:span text:style-name="T3">FROM </text:span><text:span text:style-name="T2">tab LEFT JOIN tab1 “</text:span><text:span text:style-name="T1"> + </text:span></text:p>
            <text:p text:style-name="P1"><text:span text:style-name="T1"><text:s text:c="13"/></text:span><text:span text:style-name="T2">“</text:span><text:span text:style-name="T2">ON (tab.id = tab1.id) ”</text:span><text:span text:style-name="T1">;</text:span></text:p>
            <text:p text:style-name="P1"><text:span text:style-name="T4">if</text:span><text:span text:style-name="T1"> (...) {</text:span></text:p>
            <text:p text:style-name="P1"><text:span text:style-name="T1"><text:tab/></text:span><text:span text:style-name="T1">sql += </text:span><text:span text:style-name="T2">“WHERE age &gt;= 18 “</text:span><text:span text:style-name="T1">;</text:span></text:p>
            <text:p text:style-name="P1"><text:span text:style-name="T1">} </text:span></text:p>
            <text:p text:style-name="P1"><text:span text:style-name="T1">sql += </text:span><text:span text:style-name="T2">“ORDER BY age “</text:span><text:span text:style-name="T1">;</text:span></text:p>
            <text:p text:style-name="P1"><text:span text:style-name="T4">if</text:span><text:span text:style-name="T1"> (...) {</text:span></text:p>
            <text:p text:style-name="P1"><text:span text:style-name="T1"><text:tab/></text:span><text:span text:style-name="T1">sql += </text:span><text:span text:style-name="T2">“ASC”</text:span><text:span text:style-name="T1">;</text:span></text:p>
            <text:p text:style-name="P1"><text:span text:style-name="T1">} </text:span><text:span text:style-name="T4">else</text:span><text:span text:style-name="T1"> {</text:span></text:p>
            <text:p text:style-name="P1"><text:span text:style-name="T1"><text:tab/></text:span><text:span text:style-name="T1">sql += </text:span><text:span text:style-name="T2">“DESC”</text:span><text:span text:style-name="T1">;</text:span></text:p>
            <text:p text:style-name="P2"><text:span text:style-name="T1">}</text:span></text:p>
          </draw:text-box>
        </draw:frame>
        <draw:g>
          <draw:custom-shape draw:style-name="gr6" draw:text-style-name="P3" draw:id="id3" draw:layer="layout" svg:width="3.81cm" svg:height="1.905cm" svg:x="0.77cm" svg:y="17.145cm">
            <text:p text:style-name="P3">SELECT ...</text:p>
            <draw:enhanced-geometry svg:viewBox="0 0 21600 21600" draw:type="rectangle" draw:enhanced-path="M 0 0 L 21600 0 21600 21600 0 21600 0 0 Z N"/>
          </draw:custom-shape>
          <draw:custom-shape draw:style-name="gr6" draw:text-style-name="P3" draw:id="id4" draw:layer="layout" svg:width="3.525cm" svg:height="1.905cm" svg:x="5.47cm" svg:y="17.146cm">
            <text:p text:style-name="P3">FROM ...</text:p>
            <draw:enhanced-geometry svg:viewBox="0 0 21600 21600" draw:type="rectangle" draw:enhanced-path="M 0 0 L 21600 0 21600 21600 0 21600 0 0 Z N"/>
          </draw:custom-shape>
          <draw:custom-shape draw:style-name="gr6" draw:text-style-name="P3" draw:id="id5" draw:layer="layout" svg:width="2.605cm" svg:height="1.905cm" svg:x="9.87cm" svg:y="17.146cm">
            <text:p text:style-name="P3">ON ...</text:p>
            <draw:enhanced-geometry svg:viewBox="0 0 21600 21600" draw:type="rectangle" draw:enhanced-path="M 0 0 L 21600 0 21600 21600 0 21600 0 0 Z N"/>
          </draw:custom-shape>
          <draw:custom-shape draw:style-name="gr6" draw:text-style-name="P3" draw:id="id6" draw:layer="layout" svg:width="3.81cm" svg:height="1.905cm" svg:x="13.67cm" svg:y="14.605cm">
            <text:p text:style-name="P3">WHERE ...</text:p>
            <draw:enhanced-geometry svg:viewBox="0 0 21600 21600" draw:type="rectangle" draw:enhanced-path="M 0 0 L 21600 0 21600 21600 0 21600 0 0 Z N"/>
          </draw:custom-shape>
          <draw:custom-shape draw:style-name="gr6" draw:text-style-name="P3" draw:id="id7" draw:layer="layout" svg:width="5.024cm" svg:height="1.905cm" svg:x="18.571cm" svg:y="17.103cm">
            <text:p text:style-name="P3">ORDER BY ...</text:p>
            <draw:enhanced-geometry svg:viewBox="0 0 21600 21600" draw:type="rectangle" draw:enhanced-path="M 0 0 L 21600 0 21600 21600 0 21600 0 0 Z N"/>
          </draw:custom-shape>
          <draw:custom-shape draw:style-name="gr6" draw:text-style-name="P3" draw:id="id8" draw:layer="layout" svg:width="2.352cm" svg:height="1.905cm" svg:x="24.765cm" svg:y="15.831cm">
            <text:p text:style-name="P3">ASC</text:p>
            <draw:enhanced-geometry svg:viewBox="0 0 21600 21600" draw:type="rectangle" draw:enhanced-path="M 0 0 L 21600 0 21600 21600 0 21600 0 0 Z N"/>
          </draw:custom-shape>
          <draw:custom-shape draw:style-name="gr6" draw:text-style-name="P3" draw:id="id9" draw:layer="layout" svg:width="2.352cm" svg:height="1.905cm" svg:x="24.766cm" svg:y="18.332cm">
            <text:p text:style-name="P3">DESC</text:p>
            <draw:enhanced-geometry svg:viewBox="0 0 21600 21600" draw:type="rectangle" draw:enhanced-path="M 0 0 L 21600 0 21600 21600 0 21600 0 0 Z N"/>
          </draw:custom-shape>
          <draw:connector draw:style-name="gr7" draw:text-style-name="P3" draw:layer="layout" svg:x1="4.58cm" svg:y1="18.097cm" svg:x2="5.47cm" svg:y2="18.098cm" draw:start-shape="id3" draw:start-glue-point="1" draw:end-shape="id4" draw:end-glue-point="3" svg:d="m4580 18097h445v1h445">
            <text:p/>
          </draw:connector>
          <draw:connector draw:style-name="gr7" draw:text-style-name="P3" draw:layer="layout" svg:x1="8.995cm" svg:y1="18.098cm" svg:x2="9.87cm" svg:y2="18.098cm" draw:start-shape="id4" draw:start-glue-point="1" draw:end-shape="id5" draw:end-glue-point="3" svg:d="m8995 18098h875">
            <text:p/>
          </draw:connector>
          <draw:connector draw:style-name="gr7" draw:text-style-name="P3" draw:layer="layout" svg:x1="12.475cm" svg:y1="18.098cm" svg:x2="13.67cm" svg:y2="15.557cm" draw:start-shape="id5" draw:start-glue-point="1" draw:end-shape="id6" draw:end-glue-point="3" svg:d="m12475 18098h597v-2541h598">
            <text:p/>
          </draw:connector>
          <draw:connector draw:style-name="gr7" draw:text-style-name="P3" draw:layer="layout" svg:x1="12.475cm" svg:y1="18.098cm" svg:x2="18.571cm" svg:y2="18.055cm" draw:start-shape="id5" draw:start-glue-point="1" draw:end-shape="id7" draw:end-glue-point="3" svg:d="m12475 18098h3048v-43h3048">
            <text:p/>
          </draw:connector>
          <draw:connector draw:style-name="gr7" draw:text-style-name="P3" draw:layer="layout" svg:x1="17.48cm" svg:y1="15.557cm" svg:x2="18.571cm" svg:y2="18.055cm" draw:start-shape="id6" draw:start-glue-point="1" draw:end-shape="id7" draw:end-glue-point="3" svg:d="m17480 15557h546v2498h545">
            <text:p/>
          </draw:connector>
          <draw:connector draw:style-name="gr7" draw:text-style-name="P3" draw:layer="layout" svg:x1="23.595cm" svg:y1="18.055cm" svg:x2="24.765cm" svg:y2="16.783cm" draw:start-shape="id7" draw:start-glue-point="1" draw:end-shape="id8" draw:end-glue-point="3" svg:d="m23595 18055h585v-1272h585">
            <text:p/>
          </draw:connector>
          <draw:connector draw:style-name="gr7" draw:text-style-name="P3" draw:layer="layout" svg:x1="23.595cm" svg:y1="18.055cm" svg:x2="24.766cm" svg:y2="19.284cm" draw:start-shape="id7" draw:start-glue-point="1" draw:end-shape="id9" draw:end-glue-point="3" svg:d="m23595 18055h586v1229h585">
            <text:p/>
          </draw:connector>
        </draw:g>
        <draw:g>
          <draw:custom-shape draw:style-name="gr3" draw:text-style-name="P3" draw:id="id11" draw:layer="layout" svg:width="1.5cm" svg:height="0.737cm" svg:x="3.575cm" svg:y="7.8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id="id10" draw:layer="layout" svg:width="4.445cm" svg:height="1.27cm" svg:x="18.415cm" svg:y="9.724cm">
            <text:p text:style-name="P3">Abstraction</text:p>
            <draw:enhanced-geometry svg:viewBox="0 0 21600 21600" draw:type="rectangle" draw:enhanced-path="M 0 0 L 21600 0 21600 21600 0 21600 0 0 Z N"/>
          </draw:custom-shape>
          <draw:connector draw:style-name="gr5" draw:text-style-name="P3" draw:layer="layout" draw:type="line" svg:x1="18.415cm" svg:y1="10.359cm" svg:x2="5.075cm" svg:y2="8.188cm" draw:start-shape="id10" draw:start-glue-point="3" draw:end-shape="id11" draw:end-glue-point="1" svg:d="m18415 10359-13340-2171">
            <text:p/>
          </draw:connector>
          <draw:custom-shape draw:style-name="gr3" draw:text-style-name="P3" draw:id="id12" draw:layer="layout" svg:width="1.5cm" svg:height="0.684cm" svg:x="3.575cm" svg:y="11.271cm">
            <text:p/>
            <draw:enhanced-geometry svg:viewBox="0 0 21600 21600" draw:type="rectangle" draw:enhanced-path="M 0 0 L 21600 0 21600 21600 0 21600 0 0 Z N"/>
          </draw:custom-shape>
          <draw:connector draw:style-name="gr5" draw:text-style-name="P3" draw:layer="layout" draw:type="line" svg:x1="18.415cm" svg:y1="10.359cm" svg:x2="5.075cm" svg:y2="11.613cm" draw:start-shape="id10" draw:end-shape="id12" draw:end-glue-point="1" svg:d="m18415 10359-13340 1254">
            <text:p/>
          </draw:connector>
        </draw:g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draw:frame presentation:style-name="pr4" draw:layer="layout" svg:width="25.199cm" svg:height="3.507cm" svg:x="1.4cm" svg:y="0.837cm" presentation:class="title">
          <draw:text-box>
            <text:p>Levels of Abstraction</text:p>
          </draw:text-box>
        </draw:frame>
        <draw:g>
          <draw:custom-shape draw:style-name="gr8" draw:text-style-name="P5" draw:layer="layout" svg:width="26.4cm" svg:height="14.605cm" svg:x="0.905cm" svg:y="5.08cm">
            <text:p text:style-name="P5"><text:span text:style-name="T5">Type 0</text:span>: Arbitrary Turing machines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6" draw:layer="layout" svg:width="25.24cm" svg:height="12.065cm" svg:x="1.454cm" svg:y="6.985cm">
            <text:p text:style-name="P6"><text:span text:style-name="T5">Context-Sensitive</text:span><text:span text:style-name="T6">: Linear-bounded automata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path draw:style-name="gr9" draw:text-style-name="P5" draw:layer="layout" svg:width="23.755cm" svg:height="9.525cm" svg:x="1.962cm" svg:y="8.889cm" svg:viewBox="0 0 23756 9526" svg:d="m1587 0c-794 0-1587 793-1587 1587v6351c0 794 793 1588 1587 1588h20581c794 0 1588-794 1588-1588v-6351c0-794-794-1587-1588-1587zm-22168 0zm23756 9526z">
          <text:p/>
        </draw:path>
        <draw:frame draw:style-name="gr10" draw:text-style-name="P5" draw:layer="layout" svg:width="22.825cm" svg:height="8.595cm" svg:x="2.427cm" svg:y="9.354cm">
          <draw:text-box>
            <text:p text:style-name="P5"><text:span text:style-name="T5">Context-Free</text:span>: Nondeterministic pushdown automata</text:p>
          </draw:text-box>
        </draw:frame>
        <draw:g>
          <draw:custom-shape draw:style-name="gr11" draw:text-style-name="P5" draw:layer="layout" svg:width="21.529cm" svg:height="4.445cm" svg:x="2.54cm" svg:y="13.335cm">
            <text:p text:style-name="P5"><text:span text:style-name="T5">Regular</text:span>: Finite automata (regular expressions)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5" draw:layer="layout" svg:width="16.331cm" svg:height="2.425cm" svg:x="4.31cm" svg:y="14.947cm">
            <text:p text:style-name="P5"><text:span text:style-name="T5">Finite</text:span>: Finite set of strings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2" draw:text-style-name="P8" draw:layer="layout" svg:width="3.885cm" svg:height="1.64cm" svg:x="19.61cm" svg:y="15.47cm">
          <text:p text:style-name="P7"><text:span text:style-name="T7">O(N)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5.492cm" svg:height="1.489cm" svg:x="5.9cm" svg:y="10.966cm">
          <text:p text:style-name="P7"><text:span text:style-name="T7">O(N</text:span><text:span text:style-name="T8">3</text:span><text:span text:style-name="T7">)</text:span><text:span text:style-name="T9">, but usually</text:span><text:span text:style-name="T7"> O(N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layer="layout" svg:width="25.199cm" svg:height="3.507cm" svg:x="1.4cm" svg:y="0.837cm" presentation:class="title">
          <draw:text-box>
            <text:p>Program Constructs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Finite</text:p>
                <text:list>
                  <text:list-item>
                    <text:p>String Literals</text:p>
                  </text:list-item>
                  <text:list-item>
                    <text:p>Concatenation</text:p>
                  </text:list-item>
                  <text:list-item>
                    <text:p>Conditionals</text:p>
                  </text:list-item>
                </text:list>
              </text:list-item>
              <text:list-item>
                <text:p>Regular</text:p>
                <text:list>
                  <text:list-item>
                    <text:p>Appending in a loop</text:p>
                  </text:list-item>
                  <text:list-item>
                    <text:p>Appending in (affectively) tail recursion</text:p>
                  </text:list-item>
                </text:list>
              </text:list-item>
              <text:list-item>
                <text:p>Context-Free</text:p>
                <text:list>
                  <text:list-item>
                    <text:p>General loops and recur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0">
        <draw:frame presentation:style-name="pr4" draw:layer="layout" svg:width="25.199cm" svg:height="3.507cm" svg:x="1.4cm" svg:y="0.837cm" presentation:class="title">
          <draw:text-box>
            <text:p>I am cheating!</text:p>
          </draw:text-box>
        </draw:frame>
        <draw:frame presentation:style-name="pr6" draw:layer="layout" svg:width="25.199cm" svg:height="13.609cm" svg:x="1.4cm" svg:y="5.039cm" presentation:class="subtitle">
          <draw:text-box>
            <text:p>Do you actually believe that </text:p>
            <text:p/>
            <text:p><text:span text:style-name="T10">arbitrary programs can generate </text:span></text:p>
            <text:p><text:span text:style-name="T10">ONLY context-free languages</text:span></text:p>
            <text:p><text:span text:style-name="T10">?!</text:span></text:p>
            <text:p><text:span text:style-name="T11"/></text:p>
            <text:p><text:span text:style-name="T11"/></text:p>
            <text:p><text:span text:style-name="T11">Please, reconsider this belief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layer="layout" svg:width="25.199cm" svg:height="3.507cm" svg:x="1.4cm" svg:y="0.837cm" presentation:class="title">
          <draw:text-box>
            <text:p>Problem Statement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Input</text:p>
                <text:list>
                  <text:list-item>
                    <text:p>Program P, with a hotspot E</text:p>
                    <text:list>
                      <text:list-item>
                        <text:p>E may have a value from a set of strings L(E)</text:p>
                      </text:list-item>
                    </text:list>
                  </text:list-item>
                  <text:list-item>
                    <text:p><text:span text:style-name="T5">Context-Free</text:span> grammar G </text:p>
                    <text:list>
                      <text:list-item>
                        <text:p>Describes the embedded language (e.g. SQL)</text:p>
                      </text:list-item>
                    </text:list>
                  </text:list-item>
                </text:list>
              </text:list-item>
              <text:list-item>
                <text:p>Output</text:p>
                <text:list>
                  <text:list-item>
                    <text:p>OK – no errors found</text:p>
                  </text:list-item>
                  <text:list-item>
                    <text:p>ERROR(List of error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Precision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Soundness</text:p>
                <text:list>
                  <text:list-item>
                    <text:p>If we return OK, then there can be no errors when we run the program</text:p>
                  </text:list-item>
                </text:list>
              </text:list-item>
              <text:list-item>
                <text:p>Completeness</text:p>
                <text:list>
                  <text:list-item>
                    <text:p>If we return ERROR(...), then there will be some errors when we run the program</text:p>
                  </text:list-item>
                </text:list>
              </text:list-item>
              <text:list-item>
                <text:p><text:span text:style-name="T12">Bad news (Rise's theorem):</text:span></text:p>
                <text:list>
                  <text:list-item>
                    <text:p>We can not achieve completeness and soundness for unrestricted progra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Solution Overview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For the set of strings L(E)</text:p>
                <text:list>
                  <text:list-item>
                    <text:p>Perform lexical analysis</text:p>
                    <text:list>
                      <text:list-item>
                        <text:p>Finite-state transduction</text:p>
                      </text:list-item>
                    </text:list>
                  </text:list-item>
                  <text:list-item>
                    <text:p>Perform syntactical analysis</text:p>
                    <text:list>
                      <text:list-item>
                        <text:p>LR-parsing</text:p>
                      </text:list-item>
                    </text:list>
                  </text:list-item>
                </text:list>
              </text:list-item>
              <text:list-item>
                <text:p>Finite</text:p>
                <text:list>
                  <text:list-item>
                    <text:p>No problem: ordinary lexer/parser will work</text:p>
                  </text:list-item>
                </text:list>
              </text:list-item>
              <text:list-item>
                <text:p>Regular</text:p>
                <text:list>
                  <text:list-item>
                    <text:p>Already rather tricky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(Partial) Solution for Regular Input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L(E) is represented as a finite automaton A</text:p>
              </text:list-item>
              <text:list-item>
                <text:p>Lexical analyzer is represented as a finite transducer T</text:p>
              </text:list-item>
              <text:list-item>
                <text:p>T(A) is also a FA, TOK</text:p>
              </text:list-item>
              <text:list-item>
                <text:p><text:span text:style-name="T5">Problem</text:span>: is the language generated (accepted) by the given FA a subset of a given CF-language?</text:p>
                <text:list>
                  <text:list-item>
                    <text:p><text:span text:style-name="T13">AKA “Language Inclusion 3-2”, undecidable</text:span></text:p>
                    <text:list>
                      <text:list-item>
                        <text:p><text:span text:style-name="T14">We will use some approxim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Finite-State Automata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Recognizing</text:p>
              </text:list-item>
              <text:list-item>
                <text:p>Generat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Inclusion for Regular Languages</text:p>
          </draw:text-box>
        </draw:frame>
        <draw:frame presentation:style-name="pr2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Finite Transducers</text:p>
          </draw:text-box>
        </draw:frame>
        <draw:frame presentation:style-name="pr2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Transduction of FSA</text:p>
          </draw:text-box>
        </draw:frame>
        <draw:frame presentation:style-name="pr2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LR-Parsing</text:p>
          </draw:text-box>
        </draw:frame>
        <draw:frame presentation:style-name="pr2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layer="layout" svg:width="25.199cm" svg:height="3.256cm" svg:x="1.4cm" svg:y="0.962cm" presentation:class="title" presentation:placeholder="true">
          <draw:text-box/>
        </draw:frame>
        <draw:frame presentation:style-name="pr2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ndrey Breslav</meta:initial-creator>
    <meta:creation-date>2010-03-07T20:37:31</meta:creation-date>
    <meta:editing-duration>PT01H36M13S</meta:editing-duration>
    <meta:editing-cycles>7</meta:editing-cycles>
    <dc:date>2010-03-07T22:13:41</dc:date>
    <dc:creator>Andrey Breslav</dc:creator>
    <meta:generator>OpenOffice.org/3.1$Linux OpenOffice.org_project/310m19$Build-9420</meta:generator>
    <meta:document-statistic meta:object-count="119"/>
  </office:meta>
</office:document-meta>
</file>